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LifeCycle.lookupInJndi( String obj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deLifeCycle.unregisterMBe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LifeCycle.registerMexIntercep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LifeCycle.init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LifeCycle.sto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deLifeCycle.ini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LifeCycle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deLifeCycle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deLifeCycle.getSU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LifeCycle.initConn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deLifeCycle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LifeCycle.initBpelSer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deLifeCycle.initMapp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deLifeCycle.registerExtensionActivityBundl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deLifeCycle.getOd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LifeCycle.init( Component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deLifeCycle.initDa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LifeCycle.registerMBe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deLifeCycle.registerEvent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